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MU Serif" fo:font-size="130pt" style:font-size-asian="130pt" style:font-size-complex="130pt"/>
    </style:style>
    <style:style style:name="P2" style:family="paragraph" style:parent-style-name="Standard">
      <style:paragraph-properties fo:text-align="justify" style:justify-single-word="false"/>
      <style:text-properties style:font-name="CMU Serif" fo:font-size="130pt" style:font-size-asian="130pt" style:font-size-complex="130pt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30pt" style:font-size-asian="130pt" style:font-size-complex="130pt"/>
    </style:style>
    <style:style style:name="P4" style:family="paragraph" style:parent-style-name="Standard">
      <style:paragraph-properties fo:text-align="end" style:justify-single-word="false"/>
      <style:text-properties style:font-name="CMU Serif" fo:font-size="100pt" style:font-size-asian="100pt" style:font-size-complex="100pt"/>
    </style:style>
    <style:style style:name="P5" style:family="paragraph" style:parent-style-name="Standard">
      <style:paragraph-properties fo:text-align="justify" style:justify-single-word="false"/>
      <style:text-properties style:font-name="CMU Serif" fo:font-size="100pt" style:font-size-asian="100pt" style:font-size-complex="100pt"/>
    </style:style>
    <style:style style:name="P6" style:family="paragraph" style:parent-style-name="Standard">
      <style:paragraph-properties fo:text-align="end" style:justify-single-word="false"/>
      <style:text-properties style:font-name="CMU Serif" fo:font-size="60pt" style:font-size-asian="52.5pt" style:font-size-complex="60pt"/>
    </style:style>
    <style:style style:name="P7" style:family="paragraph" style:parent-style-name="Standard">
      <style:paragraph-properties fo:text-align="justify" style:justify-single-word="false"/>
      <style:text-properties style:font-name="CMU Serif" fo:font-size="60pt" style:font-size-asian="52.5pt" style:font-size-complex="60pt"/>
    </style:style>
    <style:style style:name="P8" style:family="paragraph" style:parent-style-name="Standard">
      <style:paragraph-properties fo:text-align="justify" style:justify-single-word="false"/>
      <style:text-properties style:font-name="CMU Serif" fo:font-size="60pt" style:font-size-asian="60pt" style:font-size-complex="60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CMU Serif" fo:font-size="130pt" style:font-size-asian="130pt" style:font-size-complex="130pt"/>
    </style:style>
    <style:style style:name="P10" style:family="paragraph" style:parent-style-name="Standard">
      <style:paragraph-properties fo:text-align="end" style:justify-single-word="false" fo:break-before="page"/>
      <style:text-properties style:font-name="CMU Serif" fo:font-size="130pt" style:font-size-asian="130pt" style:font-size-complex="130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CMU Serif" fo:font-size="130pt" style:font-size-asian="130pt" style:font-size-complex="13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60pt" style:font-size-asian="60pt" style:font-size-complex="6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tersuc</text:p>
      <text:p text:style-name="P1">ch</text:p>
      <text:p text:style-name="P1"/>
      <text:p text:style-name="P6"/>
      <text:p text:style-name="P4">Ha</text:p>
      <text:p text:style-name="P9">hung und</text:p>
      <text:p text:style-name="P2">aotischem</text:p>
      <text:p text:style-name="P2">am Doppe</text:p>
      <text:p text:style-name="P8"/>
      <text:p text:style-name="P2"><text:span text:style-name="T1">nnes</text:span><text:span text:style-name="T2"> </text:span><text:span text:style-name="T1">Riechert</text:span></text:p>
      <text:p text:style-name="P10">Kontro</text:p>
      <text:p text:style-name="P3">Verhalten</text:p>
      <text:p text:style-name="P2">lpendel</text:p>
      <text:p text:style-name="P7"/>
      <text:p text:style-name="P4">und Jann Ho</text:p>
      <text:p text:style-name="P11">lle von</text:p>
      <text:p text:style-name="P2"/>
      <text:p text:style-name="P2"/>
      <text:p text:style-name="P7"/>
      <text:p text:style-name="P5">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9:26:33</meta:creation-date>
    <dc:date>2013-02-13T19:42:45</dc:date>
    <meta:editing-duration>PT4M1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" meta:paragraph-count="13" meta:word-count="19" meta:character-count="92" meta:non-whitespace-character-count="86"/>
  </office:meta>
</office:document-meta>
</file>